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4.17 20:58   |   <text:a xlink:type="simple" xlink:href="http://palinfo.habago.org/Entry?Command=Information_PrintForum&amp;iPage=22&amp;sType=FORUM#FORUM37370"><text:span text:style-name="T2">#</text:span></text:a></text:p>
      <text:p text:style-name="P2">卡韓政變<text:span text:style-name="T3">(9)</text:span>：在美國看來，韓流就是毒流<text:span text:style-name="T3"> <text:line-break/><text:line-break/></text:span>陳真<text:span text:style-name="T3"><text:s/>2019. 04. 17. <text:line-break/><text:line-break/><text:line-break/></text:span>一般人投票，就是傻儍地等著投票日那一天去投，其它時間就沒他的事了。但是政治人物可不是這樣閒著，他可是要機關算盡的。<text:span text:style-name="T3"> <text:line-break/><text:line-break/></text:span>別說選總統，舉個例，三十幾年前，我看過光是選幾個根本毫無任何實際利益可言的什麼台權會<text:span text:style-name="T3"><text:s/>(</text:span>台灣人權促進會<text:span text:style-name="T3">) </text:span>的執行委員，民進黨新潮流系和其它派系之間的那種鬥爭、換票、耳語、抹黑、爾虞我詐的選舉過程，就能讓我嘆為觀止，何況是選總統。<text:span text:style-name="T3"> <text:line-break/><text:line-break/></text:span>這都還只是在人的層次上的作為，尚且如此積極而慘烈，用盡心思與手段，更何況是中美爭霸過程中始終處於關鍵角色的台灣，你想，美國會呆呆笨笨地坐視帶有明顯親中疑慮、承認九二共識的韓流之擴散與蔓延而無任何作為嗎？有可能嗎？用膝蓋想也知道完全不可能。就連台大校長這樣一個權力僅僅及於台大校園的職缺，都不可能輕易讓異己得手，更何況是牽涉整個中美關係與鬥爭的台灣總統選舉。<text:span text:style-name="T3"> <text:line-break/><text:line-break/></text:span>在美國看來，韓流就是毒流。這只是一個普通常識。這也說明了為什麼過去半年來美國媒體及一堆智庫人渣不斷嚴厲醜化、妖魔化韓流的原因，就算瞎子也應該能看見這樣一種強烈敵視韓流的美國態度。<text:span text:style-name="T3"> <text:line-break/><text:line-break/></text:span>美國過去在台灣，因為藍綠兩條狗全是他養的，因此他往往採取所謂暗助或兩邊押寶的態度，以示中立形象。但唯有韓國瑜這回選高雄市長是個例外，讓我有點訝異。他只不過是選個地方首長，美方卻從頭到尾絲毫不顧形象地強烈抹黑，整個言論完全荒腔走板，甚至直接就指控韓國瑜將帶來台灣民主的毀滅云云，只差沒說應該把他槍斃。<text:span text:style-name="T3"> <text:line-break/><text:line-break/></text:span>這說明了一點，美國是非常不樂見讓韓流蔓延的。但在台灣總不能搞暗殺吧，因此，總得有個人出來打他。這個人就是郭台銘。<text:span text:style-name="T3"> <text:line-break/><text:line-break/></text:span>這也是為什麼當韓國瑜根本所向無敵時，吳敦義那老狐狸卻遲遲不知道在拖什麼，就是不願徵召，光是每天嘴巴說這說那，卻什麼也不做，讓大家一頭霧水，不知道他在搞什麼鬼。<text:span text:style-name="T3"> <text:line-break/><text:line-break/></text:span>實際上，就如我之前所一再表明，吳敦義並沒有閒著，他是忙著看要怎麼搞垮韓流。不管是出於自私也好，出於背後主子授意也罷，總之台灣政治就是這麼一回事，很陰暗，很複雜。一般人難以看清真相，只會傻傻看報紙。<text:span text:style-name="T3"> <text:line-break/><text:line-break/></text:span>我講這些完全不是什麼陰謀論，而只是明明白白的事實。我雖然脫離政治將近三十年，但是台灣政治人事物之運作法則，卻從未改變。這就跟看人下棋一樣，行家看人舉棋一步就能知其心思盤算。<text:span text:style-name="T3"> <text:line-break/><text:line-break/></text:span>其實，我也不覺得看懂台灣政治需要什麼行家，只要不是太笨或太單純，理應就能看懂。<text:span text:style-name="T3"> <text:line-break/><text:line-break/></text:span>也許有個東西在理解人事物時很重要，那就是我常講的<text:span text:style-name="T3">holism</text:span>，簡單說就是先看整體。就跟看書一樣，我一年輕易就可以看五、六百本厚厚的英文學術用書，並且能迅速掌握每一本書的要旨與重點，速度非常快。方法無它，就是抓整體，先抓清楚作者到底是要回答哪些問題，從而在一種整體意義上去理解相關細節。於是，很多乍看瑣碎的細節，就能看清楚它應有的意義。<text:span text:style-name="T3"> <text:line-break/><text:line-break/></text:span>不知道為什麼，我心裏常有個詞浮現，心裏常默念著<text:span text:style-name="T3"><text:s/>"attention to particulars"</text:span>。這是一個觀點與我略微相近的哲學家叫做<text:span text:style-name="T3">D. Z. Phillips</text:span>寫的一本有關維根斯坦的書之書名。不過，我要講的與這書無關。我只是覺得自己似乎經常不知不覺就會把注意力拋向一些個別的、特殊的狀況，總覺得很奇妙。<text:span text:style-name="T3"> <text:line-break/><text:line-break/></text:span>比方說<text:span text:style-name="T3">1</text:span>，我老想著<text:span text:style-name="T3">1</text:span>，想了幾十年，每天想啊想的，想得很痛苦，於是決定走上哲學之路，看能不能想清楚<text:span text:style-name="T3">1</text:span>為何物，彷彿我只要揭露了<text:span text:style-name="T3">1</text:span>，那麼，<text:span text:style-name="T3">1, 2,3, 4,..</text:span>整個數字系統就會清楚地呈現在世人面前。<text:span text:style-name="T3"> <text:line-break/><text:line-break/></text:span>歸根結底來說，<text:span text:style-name="T3">attention to particulars</text:span>的結果，似乎依舊還是得回到一個完整的系統，從而諸瑣碎諸特殊諸個別等等等也才取得它們各自應有的意義。<text:span text:style-name="T3"> <text:line-break/><text:line-break/></text:span>抽象世界如此，其實形而下的世界也差不多，先懂了大的，才有可能理解無數小的，才不會迷失在無數的瑣碎與個別細節之中。<text:span text:style-name="T3"> <text:line-break/><text:line-break/></text:span>正在看診，趁沒病人的空檔就寫幾句，斷斷續續潦潦草草先說這樣，有空再寫。<text:span text:style-name="T3"> <text:line-break/><text:line-break/></text:span>至於郭台銘究竟選真的或選假的，仍有待觀察，說不定只是奉命出來掩護綠營得標，或掩護其它藍營的太陽們，因為我不太相信這樣一個財大氣粗永遠高在雲端頤指氣使的大老闆在台灣能有多少支持度。我從未見過、聽過郭粉的存在，一個也沒有。<text:span text:style-name="T3"> <text:line-break/><text:line-break/></text:span>當然，我承認，透過極短期的媒體炒作，往往能營造所謂聲勢。台灣人向來吃這一套，從眾性很高，極易被煽動，很容易被眼前的主流之聲所鼓吹。<text:span text:style-name="T3"> <text:line-break/><text:line-break/></text:span>所謂<text:span text:style-name="T3"><text:s/>"</text:span>廟小妖風大，水淺王八多<text:span text:style-name="T3">"</text:span>，台灣蕞爾小島，這麼小的一個島，政治卻特別陰暗複雜且巨大，奧步無窮，世所罕見；往往事過境遷才讓人恍然大悟原來是搞這套花樣。</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